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Copyright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ontrol + klepnout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také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í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Výběr řazení z rozevírací nabídky v každém záhlaví sloupce<text:tab/>26</text:a></text:p>
            <text:p text:style-name="P42"><text:a xlink:type="simple" xlink:href="#__RefHeading__147807_266935634" text:style-name="Index_20_Link" text:visited-style-name="Index_20_Link">Ruční řazení pomocí metody táhni a pusť<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e<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m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e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a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v dialogovém okně Rozvržení kontingenční tabulky a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Tip</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 .</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Tip</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Vybereme volbu <text:span text:style-name="Strong_20_Emphasis">Zobrazit položky bez dat</text:span>, čímž zahrneme do tabulky výsledků prázdné sloupce a řádky.</text:p>
      <text:p text:style-name="P10">Klepnutím na rozbalovací značku (znak + nebo trojúhelník) zobrazíme sekci <text:span text:style-name="Emphasis">Zobrazená hodnota</text:span> dialogového okna.</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Obrázek <text:sequence text:ref-name="refFigure7" text:name="Figure" text:formula="ooow:Figure+1" style:num-format="1">8</text:sequence>: Rozbalený dialog pro datové pole</text:p></draw:text-box></draw:frame></text:p>
      <text:p text:style-name="P10">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Obrázek <text:sequence text:ref-name="refFigure8" text:name="Figure" text:formula="ooow:Figure+1" style:num-format="1">9</text:sequence>: Příklad voleb pro základní pole a základní položku</text:p></draw:text-box></draw:frame></text:p>
      <text:p text:style-name="P10">Níže uvedená tabulka uvádí možné typy zobrazené hodnoty a přidružené základní pole a základní položku, spolu s poznámkou o použití.</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Základní pole</text:p>
            </table:table-cell>
            <table:table-cell table:style-name="Tabelle5.A1" office:value-type="string">
              <text:p text:style-name="P29">Základní položka</text:p>
            </table:table-cell>
            <table:table-cell table:style-name="Tabelle5.A1" office:value-type="string">
              <text:p text:style-name="P29">Analýza</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Jednoduché použití vybrané agregované funkce (například Sum).</text:p>
          </table:table-cell>
        </table:table-row>
        <table:table-row table:style-name="Tabelle5.3">
          <table:table-cell table:style-name="Tabelle5.A2" office:value-type="string">
            <text:p text:style-name="P37"><text:span text:style-name="Strong_20_Emphasis">Rozdíl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rozdíl mezi výsledkem základního pole a základní položkou (například objem prodeje ostatních zaměstnanců proti objemu prodeje Brigitte; viz obrázek <text:sequence-ref text:reference-format="value" text:ref-name="refFigure9">10</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37"><text:span text:style-name="Strong_20_Emphasis">% z</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37"><text:span text:style-name="Strong_20_Emphasis">% rozdílu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37"><text:span text:style-name="Strong_20_Emphasis">Průběžný součet v</text:span></text:p>
          </table:table-cell>
          <table:table-cell table:style-name="Tabelle5.A2" office:value-type="string">
            <text:p text:style-name="P37">Výběr pole ze zdroje dat kontingenční tabulky (například Datum)</text:p>
          </table:table-cell>
          <table:table-cell table:style-name="Tabelle5.A2" office:value-type="string">
            <text:p text:style-name="P37">—</text:p>
          </table:table-cell>
          <table:table-cell table:style-name="Tabelle5.A2" office:value-type="string">
            <text:p text:style-name="P37">Každý výsledek se přičte k součtu výsledků za předchozí položky v základním poli, v pořadí řazení základního pole a zobrazí se celková suma.</text:p>
            <text:p text:style-name="P37">Výsledky se vždy sčítají, i když k získání každého výsledku byla použita jiná souhrnná funkce.</text:p>
          </table:table-cell>
        </table:table-row>
        <table:table-row table:style-name="Tabelle5.3">
          <table:table-cell table:style-name="Tabelle5.A2" office:value-type="string">
            <text:p text:style-name="P37"><text:span text:style-name="Strong_20_Emphasis">% řádk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hodnoty celého řádku (například součet řádku).</text:p>
          </table:table-cell>
        </table:table-row>
        <table:table-row table:style-name="Tabelle5.2">
          <table:table-cell table:style-name="Tabelle5.A2" office:value-type="string">
            <text:p text:style-name="P37"><text:span text:style-name="Strong_20_Emphasis">% sloupc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 hodnoty sloupce (například součet sloupců).</text:p>
          </table:table-cell>
        </table:table-row>
        <table:table-row table:style-name="Tabelle5.3">
          <table:table-cell table:style-name="Tabelle5.A2" office:value-type="string">
            <text:p text:style-name="P37"><text:span text:style-name="Strong_20_Emphasis">% celkem</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ho výsledku (například celková částka).</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chozí výsledek × celkový výsledek) / (součet řádku × součet sloupce)</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Obrázek <text:sequence text:ref-name="refFigure10" text:name="Figure" text:formula="ooow:Figure+1" style:num-format="1">11</text:sequence>: Příklad analýzy <text:span text:style-name="Strong_20_Emphasis">% z</text:span></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Obrázek <text:sequence text:ref-name="refFigure11" text:name="Figure" text:formula="ooow:Figure+1" style:num-format="1">12</text:sequence>: Příklad analýzy <text:span text:style-name="Strong_20_Emphasis">% rozdíl od</text:span></text:p></draw:text-box></draw:frame></text:p>
      <text:h text:style-name="P50"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6">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0">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Obrázek <text:sequence text:ref-name="refFigure12" text:name="Figure" text:formula="ooow:Figure+1" style:num-format="1">13</text:sequence>: Dialogové okno Datové pole pro pole řádku nebo sloupce</text:p></draw:text-box></draw:frame></text:p>
      <text:p text:style-name="P10">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Obrázek <text:sequence text:ref-name="refFigure13" text:name="Figure" text:formula="ooow:Figure+1" style:num-format="1">14</text:sequence>: Žádné členění pouze s jedním polem řádku nebo sloupce</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Obrázek <text:sequence text:ref-name="refFigure14" text:name="Figure" text:formula="ooow:Figure+1" style:num-format="1">15</text:sequence>: Rozdělení regionů pro zaměstnance (dvě pole řádku) bez mezisoučtů</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Obrázek <text:sequence text:ref-name="refFigure15" text:name="Figure" text:formula="ooow:Figure+1" style:num-format="1">16</text:sequence>: Rozdělení regionů pro zaměstnance s mezisoučty (podle regionů)</text:p></draw:text-box></draw:frame></text:p>
      <text:p text:style-name="P10"><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0">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0">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0">Pro ilustraci byla data zpracována tak, že zaměstnankyně Brigitte nemá žádné prodejní hodnoty pro kategorii Golf.</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Obrázek <text:sequence text:ref-name="refFigure16" text:name="Figure" text:formula="ooow:Figure+1" style:num-format="1">17</text:sequence>: Výchozí nastavení</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Obrázek <text:sequence text:ref-name="refFigure17" text:name="Figure" text:formula="ooow:Figure+1" style:num-format="1">18</text:sequence>: Nastavení <text:span text:style-name="Strong_20_Emphasis">Zobrazit položky bez dat</text:span></text:p></draw:text-box></draw:frame></text:p>
      <text:p text:style-name="P10">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5">K dispozici jsou následující možnosti:</text:p>
      <text:list xml:id="list111116690218882" text:continue-list="list111116327096710" text:style-name="List_20_1">
        <text:list-item>
          <text:p text:style-name="P59"><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59"><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59"><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 <text:soft-page-break/> vybereme, zda chceme zobrazit horní nebo spodní položky v zadaném pořadí řazení. V rozevíracím seznamu <text:span text:style-name="Emphasis">Pomocí pole</text:span> vybereme datové pole, podle kterého se budou data třídit.</text:p>
        </text:list-item>
        <text:list-item>
          <text:p text:style-name="P59"><text:span text:style-name="Strong_20_Emphasis">Skrýt položky.</text:span> Pomocí těchto voleb můžeme vybrat položky, které se mají skrýt z výpočtů.</text:p>
        </text:list-item>
        <text:list-item>
          <text:p text:style-name="P59"><text:span text:style-name="Strong_20_Emphasis">Hierarchie.</text:span> Vybereme hierarchii, kterou chceme použít. Kontingenční tabulka musí být založena na externích zdrojových datech, která obsahují hierarchie dat.</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Obrázek <text:sequence text:ref-name="refFigure18" text:name="Figure" text:formula="ooow:Figure+1" style:num-format="1">19</text:sequence>: Dialogové okno Možnosti datového pole</text:p></draw:text-box></draw:frame></text:p>
      <text:h text:style-name="P50"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0">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46" text:outline-level="1"><text:bookmark-start text:name="__RefHeading__2892_1803734309"/>Práce s výsledky kontingenční tabulky<text:bookmark-end text:name="__RefHeading__2892_1803734309"/></text:h>
      <text:p text:style-name="P10">Dialogové okno Rozvržení kontingenční tabulky je velmi flexibilní a kontingenční tabulku lze zcela restrukturalizovat pouhými několika kliknutími myši.</text:p>
      <text:h text:style-name="P49" text:outline-level="2"><text:bookmark-start text:name="__RefHeading__2896_1803734309"/><text:alphabetical-index-mark text:string-value="změna rozvržení" text:key1="kontingenční tabulky"/>Změna rozvržení<text:bookmark-end text:name="__RefHeading__2896_1803734309"/></text:h>
      <text:p text:style-name="P10">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text:soft-page-break/>pole lze přidat a omylem odstraněná pole lze nahradit přetažením do požadovaných pozic.</text:p>
      <text:p text:style-name="P10">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Obrázek <text:sequence text:ref-name="refFigure21" text:name="Figure" text:formula="ooow:Figure+1" style:num-format="1">22</text:sequence>: Přetažení pole řádku – všimneme si tvaru kurzoru</text:p></draw:text-box></draw:frame></text:p>
      <text:p text:style-name="P10">Klepnutím a přetažením z tabulky lze Pole sloupce, řádku nebo filtru odstranit z kontingenční tabulky. Kurzor se změní na kurzor zobrazený na obrázku <text:sequence-ref text:reference-format="value" text:ref-name="refFigure22">23</text:sequence-ref>. Pole odstraněné omylem nelze obnovit bez návratu do dialogového okna Rozložení kontingenční tabulky a jeho nahrazením.</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Obrázek <text:sequence text:ref-name="refFigure22" text:name="Figure" text:formula="ooow:Figure+1" style:num-format="1">23</text:sequence>: Pole bylo vytaženo z kontingenční tabulky</text:p></draw:text-box></draw:frame></text:p>
      <text:h text:style-name="P49"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0">Pro mnoho analýz nebo shrnutí musí být kategorie seskupeny. Výsledky můžeme sloučit do tříd. Seskupení můžeme provádět pouze na neseskupené kontingenční tabulce.</text:p>
      <text:p text:style-name="P12">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1116165508881" text:continue-list="list111116334470805" text:style-name="Heading_20_Note">
        <text:list-item>
          <text:p text:style-name="Heading_20_Note">Poznámka</text:p>
        </text:list-item>
      </text:list>
      <text:p text:style-name="P34">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0">Chceme-li seskupení znovu odebrat, klikneme uvnitř skupiny a poté zvolíme <text:span text:style-name="Strong_20_Emphasis">Data &gt; Seskupení a souhrn &gt; Zrušit skupinu</text:span>, nebo stiskneme <text:span text:style-name="Keystroke">Ctrl + F12</text:span>.</text:p>
      <text:h text:style-name="P50"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0">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0">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Obrázek <text:sequence text:ref-name="refFigure23" text:name="Figure" text:formula="ooow:Figure+1" style:num-format="1">24</text:sequence>: Dialogové okno Seskupení se skalárními kategoriemi</text:p></draw:text-box></draw:frame></text:p>
      <text:p text:style-name="P10">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7">Kontingenční tabulka na obrázku <text:sequence-ref text:reference-format="value" text:ref-name="refFigure25">26 </text:sequence-ref><text:s/> je založena na stejných surových datech. V tomto případě jsou však měření rychlosti seskupena do intervalů po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Obrázek <text:sequence text:ref-name="refFigure24" text:name="Figure" text:formula="ooow:Figure+1" style:num-format="1">25</text:sequence>: Kontingenční tabulka bez seskupování</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Obrázek <text:sequence text:ref-name="refFigure25" text:name="Figure" text:formula="ooow:Figure+1" style:num-format="1">26</text:sequence>: Kontingenční tabulka se seskupením</text:p></draw:text-box></draw:frame></text:p>
      <text:h text:style-name="P50"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0">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Obrázek <text:sequence text:ref-name="refFigure26" text:name="Figure" text:formula="ooow:Figure+1" style:num-format="1">27</text:sequence>: Dialogové okno Seskupení pro kategorie data a času</text:p></draw:text-box></draw:frame></text:p>
      <text:p text:style-name="P10">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zadat velikost třídy, známou také jako velikost intervalu. V tomto případě můžeme zvolit jeden z předdefinovaných časových intervalů (<text:span text:style-name="Strong_20_Emphasis">Sekundy</text:span>,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jako alternativu k výslovnému určení časového intervalu ve dnech.</text:p>
      <text:p text:style-name="P7">Obrázek <text:sequence-ref text:reference-format="value" text:ref-name="refFigure27">28 </text:sequence-ref><text:s/> ukazuje kontingenční tabulku nakonfigurovanou tak, aby zobrazovala denní tržby v severní oblasti.</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Obrázek <text:sequence text:ref-name="refFigure27" text:name="Figure" text:formula="ooow:Figure+1" style:num-format="1">28</text:sequence>: Kontingenční tabulka bez seskupování</text:p></draw:text-box></draw:frame></text:p>
      <text:p text:style-name="P7">Obrázek <text:sequence-ref text:reference-format="value" text:ref-name="refFigure28">29 </text:sequence-ref><text:s/> zobrazuje stejná data, ale tabulka je nakonfigurována tak, aby zobrazovala měsíční tržby v severní oblasti.</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Obrázek <text:sequence text:ref-name="refFigure28" text:name="Figure" text:formula="ooow:Figure+1" style:num-format="1">29</text:sequence>: Kontingenční tabulka se seskupením</text:p></draw:text-box></draw:frame></text:p>
      <text:h text:style-name="P50"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0">Pro některé kategorie není možné vytvořit intervaly (například ty, které obsahují textová pole). Pro taková pole je však možné definovat, které hodnoty jsou spojeny do jedné skupiny.</text:p>
      <text:p text:style-name="P10">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1117134566138" text:continue-list="list111116876234017" text:style-name="Heading_20_Tip">
        <text:list-item>
          <text:p text:style-name="Heading_20_Tip"><text:soft-page-break/>Tip</text:p>
        </text:list-item>
      </text:list>
      <text:p text:style-name="P34">Několik nesouvisejících buněk můžeme vybrat  klepání myši při současně stisknuté klávese <text:span text:style-name="Keystroke">Control</text:span>.</text:p>
      <text:p text:style-name="P10">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Obrázek <text:sequence text:ref-name="refFigure29" text:name="Figure" text:formula="ooow:Figure+1" style:num-format="1">30</text:sequence>: Databáze s textovými kategoriemi</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Obrázek <text:sequence text:ref-name="refFigure30" text:name="Figure" text:formula="ooow:Figure+1" style:num-format="1">31</text:sequence>: Kontingenční tabulka s textovými kategoriemi</text:p></draw:text-box></draw:frame></text:p>
      <text:p text:style-name="P12">Ve výsledcích kontingenční tabulky vybereme Účetnictví, Nákup a Prodej ve sloupci Oddělení. Z hlavní nabídky vybereme <text:span text:style-name="Strong_20_Emphasis">Data &gt; Seskupení a souhrn &gt; Seskupit</text:span> nebo stiskneme klávesu <text:span text:style-name="Keystroke">F12</text:span>. Výsledek kontingenční tabulky se aktualizuje tak, aby odrážel novou skupinu, jak je znázorněno na obrázku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Obrázek <text:sequence text:ref-name="refFigure31" text:name="Figure" text:formula="ooow:Figure+1" style:num-format="1">32</text:sequence>: Shrnutí jednotlivých kategorií v jedné skupině</text:p></draw:text-box></draw:frame></text:p>
      <text:p text:style-name="P10">Ve výsledku aktualizované kontingenční tabulky vybereme ve sloupci Oddělení položky kompletace, výroba a sklad. Z hlavní nabídky vybereme <text:span text:style-name="Strong_20_Emphasis">Data &gt; Seskupení a souhrn &gt; Seskupit</text:span> nebo stiskneme klávesu <text:span text:style-name="Keystroke">F12</text:span>. Kontingenční tabulka se znovu aktualizuje, aby odrážela novou skupinu, jak je znázorněno na obrázku <text:sequence-ref text:reference-format="value" text:ref-name="refFigure32">33</text:sequence-ref>.</text:p>
      <text:p text:style-name="P13">Výchozí názvy skupin a nově vytvořeného pole skupiny můžeme změnit úpravou názvu ve vstupním poli (například změnou Group2 na Technické). Kontingenční tabulka si tato nastavení zapamatuje, i když později rozvržení změníme.</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Obrázek <text:sequence text:ref-name="refFigure32" text:name="Figure" text:formula="ooow:Figure+1" style:num-format="1">33</text:sequence>: Dokončené Seskupení</text:p></draw:text-box></draw:frame></text:p>
      <text:p text:style-name="P10">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Obrázek <text:sequence text:ref-name="refFigure33" text:name="Figure" text:formula="ooow:Figure+1" style:num-format="1">34</text:sequence>: Přejmenovaná skupina a dílčí výsledky</text:p></draw:text-box></draw:frame></text:p>
      <text:p text:style-name="P10">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Obrázek <text:sequence text:ref-name="refFigure34" text:name="Figure" text:formula="ooow:Figure+1" style:num-format="1">35</text:sequence>: Omezeno na nové skupiny</text:p></draw:text-box></draw:frame></text:p>
      <text:list xml:id="list111116648893589" text:continue-list="list111116165508881" text:style-name="Heading_20_Note">
        <text:list-item>
          <text:p text:style-name="Heading_20_Note">Poznámka</text:p>
        </text:list-item>
      </text:list>
      <text:p text:style-name="P34">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 z programu Calc.</text:p>
      <text:h text:style-name="P49" text:outline-level="2"><text:bookmark-start text:name="__RefHeading__2906_1803734309"/><text:alphabetical-index-mark text:string-value="řazení výsledků" text:key1="kontingenční tabulky"/>Řazení výsledku<text:bookmark-end text:name="__RefHeading__2906_1803734309"/></text:h>
      <text:p text:style-name="P19">Výsledky kontingenční tabulky jsou standardně tříděny tak, že kategorie ve sloupcích a řádcích jsou zobrazeny vzestupně. Existují tři způsoby, jak změnit pořadí řazení:</text:p>
      <text:list xml:id="list111116486255182" text:continue-list="list111116690218882" text:style-name="List_20_1">
        <text:list-item>
          <text:p text:style-name="P60">V rozevírací nabídce na záhlaví sloupce vybereme pořadí řazení.</text:p>
        </text:list-item>
        <text:list-item>
          <text:p text:style-name="P60">Řadíme ručně pomocí táhni a pusť.</text:p>
        </text:list-item>
        <text:list-item>
          <text:p text:style-name="P60">Vybereme pořadí řazení v dialogovém okně Možnosti datového pole pro příslušný řádek nebo sloupec pole (obrázek <text:sequence-ref text:reference-format="value" text:ref-name="refFigure18">19</text:sequence-ref>).</text:p>
        </text:list-item>
      </text:list>
      <text:h text:style-name="P50" text:outline-level="3"><text:bookmark-start text:name="__RefHeading__2908_1803734309"/><text:soft-page-break/>Výběr řazení z rozevírací nabídky v každém záhlaví sloupce<text:bookmark-end text:name="__RefHeading__2908_1803734309"/></text:h>
      <text:p text:style-name="P10">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1117361141443"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Obrázek <text:sequence text:ref-name="refFigure35" text:name="Figure" text:formula="ooow:Figure+1" style:num-format="1">36</text:sequence>: Dialog řazení a filtrování sloupců</text:p></draw:text-box></draw:frame></text:p>
      <text:p text:style-name="P10">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0">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Obrázek <text:sequence text:ref-name="refFigure36" text:name="Figure" text:formula="ooow:Figure+1" style:num-format="1">37</text:sequence> : Změna barvy šipky a čtverec indikátoru v záhlaví sloupce</text:p></draw:text-box></draw:frame></text:p>
      <text:h text:style-name="P50" text:outline-level="3"><text:bookmark-start text:name="__RefHeading__147807_266935634"/>Ruční řazení pomocí metody táhni a pusť<text:bookmark-end text:name="__RefHeading__147807_266935634"/></text:h>
      <text:p text:style-name="P10">Pořadí buněk v kategoriích můžeme změnit přesunutím buněk s hodnotami kategorie ve výsledcích kontingenční tabulky. Přetažená buňka je vložena nad buňku, na kterou ji umístíme.</text:p>
      <text:p text:style-name="P10"><text:soft-page-break/>Uvědomme si, že buňka musí být v programu Calc  vybrána, nestačí, že je kurzor v buňce. Pozadí vybrané buňky je označeno jinou barvou. Chceme-li označit jednu buňku, provedeme jednu z následujících akcí:</text:p>
      <text:list xml:id="list111116094845444" text:continue-numbering="true" text:style-name="List_20_1">
        <text:list-item>
          <text:p text:style-name="P61">Klepneme na ni, poté stiskneme klávesu <text:span text:style-name="Keystroke">Shift</text:span> a klepneme znovu na buňku.</text:p>
        </text:list-item>
        <text:list-item>
          <text:p text:style-name="P61">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0">Chceme-li vybrat několik buněk, označíme jednu buňku bez stisknutí klávesy a poté stiskneme klávesu <text:span text:style-name="Keystroke">Shift</text:span> nebo <text:span text:style-name="Keystroke">Ctrl</text:span> při kliknutí na jiné buňky.</text:p>
      <text:h text:style-name="P50" text:outline-level="3"><text:bookmark-start text:name="__RefHeading__6443_1130364683"/>Automatické řazení<text:bookmark-end text:name="__RefHeading__6443_1130364683"/></text:h>
      <text:p text:style-name="P10">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0">V sekci <text:span text:style-name="Emphasis">Seřadit podle</text:span> vybereme <text:span text:style-name="Strong_20_Emphasis">Vzestupně</text:span>, <text:span text:style-name="Strong_20_Emphasis">Sestupně</text:span> nebo <text:span text:style-name="Strong_20_Emphasis">Ručně</text:span>. <text:span text:style-name="Strong_20_Emphasis">Vzestupně</text:span> tří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h text:style-name="P49"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0">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19">Chcete-li aktivovat zobrazení podrobností, dvakrát klepneme na buňku nebo vybereme <text:span text:style-name="Strong_20_Emphasis">Data &gt; Seskupení a souhrn &gt; Zobrazit podrobnosti</text:span>. Existují dvě možnosti:</text:p>
      <text:list xml:id="list111116696607249"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Obrázek <text:sequence text:ref-name="refFigure37" text:name="Figure" text:formula="ooow:Figure+1" style:num-format="1">38</text:sequence>: Před zobrazením podrobností hodnoty Golf</text:p></draw:text-box></draw:frame></text:p>
      <text:p text:style-name="P63"><text:tab/>Zobrazí se dialogové okno Zobrazit detail, které nám umožní vybrat pole, které se má použít pro další členění. V tomto příkladu <text:span text:style-name="Strong_20_Emphasis">Zaměstnanec</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Obrázek <text:sequence text:ref-name="refFigure38" text:name="Figure" text:formula="ooow:Figure+1" style:num-format="1">39</text:sequence>: Výběr pole pro další členění</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Obrázek <text:sequence text:ref-name="refFigure39" text:name="Figure" text:formula="ooow:Figure+1" style:num-format="1">40</text:sequence>: Po zobrazení podrobností</text:p></draw:text-box></draw:frame></text:p>
      <text:p text:style-name="P64"><text:tab/>Chceme-li podrobnosti znovu skrýt, dvakrát klepneme na buňku Golf nebo vybereme <text:span text:style-name="Strong_20_Emphasis">Data &gt; Seskupení a souhrn &gt; Skrýt podrobnosti</text:span>.</text:p>
      <text:p text:style-name="P64"><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Chceme-li odebrat výběr <text:span text:style-name="Strong_20_Emphasis">Zaměstnanec</text:span>, otevřeme dialogové okno Rozložení kontingenční tabulky klepnutím pravým tlačítkem a výběrem <text:span text:style-name="Strong_20_Emphasis">Vlastnosti</text:span>, potom smažeme nechtěný výběr v oblasti <text:span text:style-name="Emphasis">Pole řádku</text:span> nebo <text:span text:style-name="Emphasis">sloupce</text:span> plocha.</text:p>
      <text:list xml:id="list111115715627168" text:continue-numbering="true" text:style-name="List_20_1">
        <text:list-item>
          <text:p text:style-name="P62">Aktivní buňka je datové pole. V tomto případě je výsledek zobrazení podrobností seznam všech datových položek datového zdroje, které se agregují na tuto hodnotu.</text:p>
          <text:p text:style-name="P62">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Obrázek <text:sequence text:ref-name="refFigure40" text:name="Figure" text:formula="ooow:Figure+1" style:num-format="1">41</text:sequence>: Nový list po zobrazení podrobností hodnoty datového pole</text:p></draw:text-box></draw:frame></text:p>
      <text:h text:style-name="P49" text:outline-level="2"><text:bookmark-start text:name="__RefHeading__2914_1803734309"/><text:alphabetical-index-mark text:string-value="filtrování" text:key1="kontingenční tabulky"/>Filtrování<text:bookmark-end text:name="__RefHeading__2914_1803734309"/></text:h>
      <text:p text:style-name="P10">Chceme-li omezit analýzu kontingenční tabulky na podmnožinu informací obsažených v databázi, můžete pomocí kontingenční tabulky filtrovat.</text:p>
      <text:list xml:id="list111117350689008" text:continue-list="list111116648893589" text:style-name="Heading_20_Note">
        <text:list-item>
          <text:p text:style-name="Heading_20_Note"><text:soft-page-break/>Poznámka</text:p>
        </text:list-item>
      </text:list>
      <text:p text:style-name="P34">Automatický filtr nebo výchozí filtr použitý na listu obsahující nezpracovaná data nemá žádný vliv na proces analýzy kontingenční tabulky. Kontingenční tabulka vždy používá úplný seznam, který byl vybrán při spuštění.</text:p>
      <text:p text:style-name="P10">Klepneme na tlačítko <text:span text:style-name="Strong_20_Emphasis">Filtr</text:span> vlevo nahoře nad výsledky nebo klepneme na výsledky a z místní nabídky zvolíme <text:span text:style-name="Strong_20_Emphasis">Filtr</text:span>.</text:p>
      <text:list xml:id="list111117444846359" text:continue-numbering="true" text:style-name="Heading_20_Note">
        <text:list-item>
          <text:p text:style-name="P55">Poznámka</text:p>
        </text:list-item>
      </text:list>
      <text:p text:style-name="P34">Tlačítko <text:span text:style-name="Strong_20_Emphasis">Filtr</text:span> je k dispozici, pouze pokud jsme vybrali volbu <text:span text:style-name="Strong_20_Emphasis">Přidat filtr</text:span> v dialogovém okně Rozložení kontingenční tabulky.</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Obrázek <text:sequence text:ref-name="refFigure41" text:name="Figure" text:formula="ooow:Figure+1" style:num-format="1">42</text:sequence>: Tlačítko filtru v levé horní části kontingenční tabulky</text:p></draw:text-box></draw:frame></text:p>
      <text:p text:style-name="P10">V dialogovém okně Filtr (obrázek <text:sequence-ref text:reference-format="value" text:ref-name="refFigure42">43</text:sequence-ref>) můžeme definovat až tři možnosti filtru, které se používají stejným způsobem jako výchozí filtr programu Calc.</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Obrázek <text:sequence text:ref-name="refFigure42" text:name="Figure" text:formula="ooow:Figure+1" style:num-format="1">43</text:sequence>: Dialogové okno pro definování filtru</text:p></draw:text-box></draw:frame></text:p>
      <text:p text:style-name="P10">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6</text:bookmark-ref>.</text:p>
      <text:p text:style-name="P10">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Obrázek <text:sequence text:ref-name="refFigure43" text:name="Figure" text:formula="ooow:Figure+1" style:num-format="1">44</text:sequence>: Dialogové okno filtrování pole</text:p></draw:text-box></draw:frame></text:p>
      <text:p text:style-name="P10">Text sousedící s tlačítkem pole filtru označuje stav filtrování, tj. „- žádné -“, když není filtrováno nic, „- více -“, když je filtrováno více, ale ne všechny položky, nebo hodnota, kdy není filtrována pouze tato hodnota.</text:p>
      <text:h text:style-name="P49"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0">Po vytvoření kontingenční tabulky nezpůsobí změny zdrojových dat automatickou aktualizaci výsledné tabulky. Po změně kterékoli základní hodnoty dat musíme kontingenční tabulku aktualizovat (obnovit) ručně.</text:p>
      <text:p text:style-name="P19">Změny ve zdrojových datech se mohou objevit dvěma způsoby:</text:p>
      <text:list xml:id="list111116022175720" text:continue-list="list111115715627168" text:style-name="List_20_1">
        <text:list-item>
          <text:p text:style-name="List_20_1">Obsah existujících datových sad byl změněn.<text:line-break/>Můžeme například změnit prodejní hodnotu. Chceme-li aktualizovat kontingenční tabulku, klepneme v oblasti výsledků a zvolíme <text:span text:style-name="Strong_20_Emphasis">Obnovit</text:span> z kontextové nabídky, nebo zvolíme <text:span text:style-name="Strong_20_Emphasis">Data &gt; Kontingenční tabulka &gt; Obnovit</text:span> z hlavní nabídky.</text:p>
        </text:list-item>
        <text:list-item>
          <text:p text:style-name="List_20_1">V původním seznamu jsme přidali nebo odstranili datové sady.<text:line-break/>V tomto případě změna znamená, že kontingenční tabulka musí pro svou analýzu použít jinou oblast tabulky. Zásadní změny v sadě datových sad znamenají, že musíme kontingenční tabulku vytvořit od začátku.</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formátování buňky s výsledky" text:key1="kontingenční tabulky"/>Formátování buněk<text:bookmark-end text:name="__RefHeading__2918_1803734309"/></text:h>
      <text:p text:style-name="P10">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4">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1117217174652" text:continue-numbering="true" text:style-name="List_20_1">
        <text:list-item>
          <text:p text:style-name="P61">Kategorie kontingenční tabulky</text:p>
        </text:list-item>
        <text:list-item>
          <text:p text:style-name="P61">Roh kontingenční tabulky</text:p>
        </text:list-item>
        <text:list-item>
          <text:p text:style-name="P61">Pole kontingenční tabulky</text:p>
        </text:list-item>
        <text:list-item>
          <text:p text:style-name="P61">Výsledek kontingenční tabulky</text:p>
        </text:list-item>
        <text:list-item>
          <text:p text:style-name="P61">Název kontingenční tabulky</text:p>
        </text:list-item>
        <text:list-item>
          <text:p text:style-name="P61"><text:soft-page-break/>Hodnota kontingenční tabulky</text:p>
        </text:list-item>
      </text:list>
      <text:list xml:id="list111115664914241" text:continue-list="list111117134566138" text:style-name="Heading_20_Tip">
        <text:list-item>
          <text:p text:style-name="P57">Tip</text:p>
        </text:list-item>
      </text:list>
      <text:p text:style-name="P34">Pomocí stylů kontingenční tabulky zajistíme, aby se formát kontingenční tabulky během aktualizací neočekávaně nezměnil a aby všechny kontingenční tabulky v dokumentu měly stejný vzhled.</text:p>
      <text:list xml:id="list111116279564678" text:continue-list="list111117444846359" text:style-name="Heading_20_Note">
        <text:list-item>
          <text:p text:style-name="Heading_20_Note">Poznámka</text:p>
        </text:list-item>
      </text:list>
      <text:p text:style-name="P33">Přímé formátování buněk kontingenční tabulky není během aktualizací zachováno.</text:p>
      <text:p text:style-name="P10">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Chceme-li odstranit kontingenční tabulku, klepneme pravým tlačítkem myši do výsledkové oblasti a vybereme  z kontextové nabídky <text:span text:style-name="Strong_20_Emphasis">Smazat</text:span>, nebo zvolíme <text:span text:style-name="Strong_20_Emphasis">Data &gt; Kontingenční tabulka &gt; Smazat</text:span> z hlavní nabídky.</text:p>
      <text:list xml:id="list111115892039885" text:continue-list="list1757163963"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text:h text:style-name="P46" text:outline-level="1"><text:bookmark-start text:name="__RefHeading__20949_916280002"/><text:alphabetical-index-mark text:string-value="Funkce GETPIVOTDATA"/><text:alphabetical-index-mark text:string-value="Funkce GETPIVOTDATA"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álně vytvoříme odkaz na hodnotu zadáním adresy buňky, která obsahuje hodnotu. Například vzorec =C6*2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Obrázek <text:sequence text:ref-name="refFigure44" text:name="Figure" text:formula="ooow:Figure+1" style:num-format="1">45</text:sequence>: Odkaz na vzorec na buňku kontingenční tabulky</text:p></draw:text-box></draw:frame></text:p>
      <text:p text:style-name="P10"><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Obrázek <text:sequence text:ref-name="refFigure45" text:name="Figure" text:formula="ooow:Figure+1" style:num-format="1">46</text:sequence>: Hodnotu, kterou opravdu chceme použít najdeme nyní na jiném místě</text:p></draw:text-box></draw:frame></text:p>
      <text:h text:style-name="P49" text:outline-level="2"><text:bookmark-start text:name="__RefHeading__20951_916280002"/>Řešení: Funkce GETPIVOTDATA()<text:bookmark-end text:name="__RefHeading__20951_916280002"/></text:h>
      <text:p text:style-name="P10">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0" text:outline-level="3"><text:bookmark-start text:name="__RefHeading__2928_1803734309"/>Syntaxe<text:bookmark-end text:name="__RefHeading__2928_1803734309"/></text:h>
      <text:p text:style-name="P19">Syntaxe má dvě varianty:</text:p>
      <text:p text:style-name="P21">GETPIVOTDATA(Cílové pole; Kontingenční tabulka[; Pole 1; Položka 1][; ... [Pole 126; Položka 126]])</text:p>
      <text:p text:style-name="P21">nebo</text:p>
      <text:p text:style-name="P21">GETPIVOTDATA(Kontingenční tabulka; Omezení)</text:p>
      <text:h text:style-name="P50" text:outline-level="3"><text:bookmark-start text:name="__RefHeading__2930_1803734309"/>První varianta syntaxe<text:bookmark-end text:name="__RefHeading__2930_1803734309"/></text:h>
      <text:p text:style-name="P10">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0">Pokud naše kontingenční tabulka obsahuje více než jedno datové pole, musíme zadat název pole z podkladového zdroje dat (například „Hodnota prodeje“) nebo název pole samotného datového pole (například „Součet - hodnota prodeje“).</text:p>
      <text:p text:style-name="P10">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0">Příklad: <text:span text:style-name="Code">GETPIVOTDATA ("Hodnota prodeje“; A1)</text:span></text:p>
      <text:p text:style-name="P10">Pokud zadáme pouze první dva argumenty, funkce vrátí <text:span text:style-name="Emphasis">celkový</text:span> výsledek kontingenční tabulky („Suma - hodnota prodeje“ zadaná jako pole, vrátí hodnotu 408,765).</text:p>
      <text:p text:style-name="P10">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0">= GETPIVOTDATA(“Hodnota prodeje“; A1; “Zaměstnanec“; “Hans“; “Kategorie“; “Jacht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Obrázek <text:sequence text:ref-name="refFigure46" text:name="Figure" text:formula="ooow:Figure+1" style:num-format="1">47</text:sequence>: První variace syntaxe</text:p></draw:text-box></draw:frame></text:p>
      <text:h text:style-name="P50" text:outline-level="3"><text:bookmark-start text:name="__RefHeading__2932_1803734309"/>Druhá varianta syntaxe<text:bookmark-end text:name="__RefHeading__2932_1803734309"/></text:h>
      <text:p text:style-name="P10">Argument <text:span text:style-name="Strong_20_Emphasis">Kontingenční tabulka</text:span> musí být zadán stejným způsobem jako pro první variantu syntaxe.</text:p>
      <text:p text:style-name="P10">Pro <text:span text:style-name="Strong_20_Emphasis">specifikace</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0">V příkladu na obrázku <text:sequence-ref text:reference-format="value" text:ref-name="refFigure47">48</text:sequence-ref>, kde chceme získat částečnou částku Hanse za Jachting bude vzorec v buňce C12 vypadat takto:</text:p>
      <text:p text:style-name="P20">=GETPIVOTDATA(A1;"Hodnota prodeje zaměstnanec[Hans] Kategorie[Jacht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Obrázek <text:sequence text:ref-name="refFigure47" text:name="Figure" text:formula="ooow:Figure+1" style:num-format="1">48</text:sequence>: Druhá varianta syntaxe</text:p></draw:text-box></draw:frame></text:p>
      <text:p text:style-name="P10">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Obrázek <text:sequence text:ref-name="refFigure48" text:name="Figure" text:formula="ooow:Figure+1" style:num-format="1">49</text:sequence>: Došlo k chybě, pokud nebyly správně zadány informace o datu</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0"><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1117492206966" text:continue-list="list111117217174652" text:style-name="List_20_1">
        <text:list-item>
          <text:p text:style-name="P61">Kontingenční graf sleduje změny v datech kontingenční tabulky a program Calc automaticky upravuje odpovídajícím způsobem datové řady a datový rozsah kontingenčního grafu.</text:p>
        </text:list-item>
        <text:list-item>
          <text:p text:style-name="P61">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Obrázek <text:sequence text:ref-name="refFigure49" text:name="Figure" text:formula="ooow:Figure+1" style:num-format="1">50</text:sequence>: Ukázka kontingenčního grafu a přidružené kontingenční tabulky</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Chceme-li vytvořit kontingenční graf, klepneme uvnitř kontingenční tabulky a vybereme <text:span text:style-name="Strong_20_Emphasis">Vložit &gt; Graf</text:span> v hlavní nabídce nebo klepneme na ikonu <text:span text:style-name="Strong_20_Emphasis">Vložit graf</text:span> <draw:frame draw:style-name="fr7" draw:name="Image12" text:anchor-type="as-char" svg:y="-0.577cm" svg:width="0.714cm" svg:height="0.635cm" draw:z-index="52"><draw:image xlink:href="Pictures/100000000000001B00000018E5BCC24D3861BA07.png" xlink:type="simple" xlink:show="embed" xlink:actuate="onLoad" loext:mime-type="image/png"/></draw:frame><text:s/> na panelu nástrojů Standardní.</text:p>
      <text:p text:style-name="P10">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0">Prvním krokem průvodce je výběr typu grafu, jsou dostupné stejné možnosti jako u normálního grafu (obrázek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Obrázek <text:sequence text:ref-name="refFigure50" text:name="Figure" text:formula="ooow:Figure+1" style:num-format="1">51</text:sequence>: Při vytváření kontingenčního grafu vybereme typ grafu pomocí průvodce grafem</text:p></draw:text-box></draw:frame></text:p>
      <text:p text:style-name="P10">Druhým krokem je výběr prvků grafu, které jsou podobné jako u běžných grafů (obrázek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Obrázek <text:sequence text:ref-name="refFigure51" text:name="Figure" text:formula="ooow:Figure+1" style:num-format="1">52</text:sequence>: Při vytváření kontingenčního grafu zadáme prvky grafu pomocí průvodce grafem</text:p></draw:text-box></draw:frame></text:p>
      <text:p text:style-name="P10">Klepnutím na <text:span text:style-name="Strong_20_Emphasis">Dokončit</text:span> zavřeme průvodce a vytvoříme kontingenční graf.</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49"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0">Pokud se změní zdrojová data kontingenční tabulky, aktualizujeme kontingenční tabulku a kontingenční graf se aktualizuje také. Chceme-li aktualizovat kontingenční tabulku (a tedy kontingenční graf), klepneme na libovolnou buňku v <text:soft-page-break/> kontingenční tabulce a vybereme <text:span text:style-name="Strong_20_Emphasis">Data &gt; Kontingenční tabulka &gt; Obnovit</text:span> z hlavní nabídky nebo vybereme <text:span text:style-name="Strong_20_Emphasis">Obnovit</text:span> z kontextové nabídky.</text:p>
      <text:h text:style-name="P49" text:outline-level="2"><text:bookmark-start text:name="__RefHeading___Toc7049_3937602389"/><text:alphabetical-index-mark text:string-value="filtrování" text:key1="kontingenční grafy"/>Filtrování kontingenčního grafu<text:bookmark-end text:name="__RefHeading___Toc7049_3937602389"/></text:h>
      <text:p text:style-name="P10">Pomocí filtrů odebereme nežádoucí data z kontingenčního grafu.</text:p>
      <text:p text:style-name="P8">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8</text:bookmark-ref>.</text:p>
      <text:p text:style-name="P10">Tlačítka kontingenčního grafu zahrnují šipku dolů, která označuje, že existuje přidružená pop-up akce. Pokud je použito jakékoli filtrování, pak se tato šipka změní z černé na modrou.</text:p>
      <text:p text:style-name="P10">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9">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Obrázek <text:sequence text:ref-name="refFigure52" text:name="Figure" text:formula="ooow:Figure+1" style:num-format="1">53</text:sequence>: Filtrování aplikováno na pole filtru a řádku</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Pro odstranění kontingenčního grafu vybereme graf a stiskneme klávesu <text:span text:style-name="Keystroke">Del</text:span> na klávesnici.</text:p>
      <text:list xml:id="list111117548105498" text:continue-list="list111116279564678" text:style-name="Heading_20_Note">
        <text:list-item>
          <text:p text:style-name="Heading_20_Note">Poznámka</text:p>
        </text:list-item>
      </text:list>
      <text:p text:style-name="P34">Při odstranění kontingenčního grafu není ovlivněna přidružená kontingenční tabulka.</text:p>
      <text:list xml:id="list111117732200975" text:continue-list="list111115892039885"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